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1081" calcext:value-type="float">
            <text:p>1081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987" calcext:value-type="float">
            <text:p>987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59" calcext:value-type="float">
            <text:p>1059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55" calcext:value-type="float">
            <text:p>1055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10" calcext:value-type="float">
            <text:p>1010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897" calcext:value-type="float">
            <text:p>897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1051" calcext:value-type="float">
            <text:p>1051</text:p>
          </table:table-cell>
          <table:table-cell table:style-name="ce5" office:value-type="float" office:value="1049" calcext:value-type="float">
            <text:p>1049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016" calcext:value-type="float">
            <text:p>1016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983" calcext:value-type="float">
            <text:p>983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984" calcext:value-type="float">
            <text:p>984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22" calcext:value-type="float">
            <text:p>1022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8" calcext:value-type="float">
            <text:p>1028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994" calcext:value-type="float">
            <text:p>994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953" calcext:value-type="float">
            <text:p>953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993" calcext:value-type="float">
            <text:p>993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547" calcext:value-type="float">
            <text:p>547</text:p>
          </table:table-cell>
          <table:table-cell table:number-columns-repeated="2" table:style-name="ce5" office:value-type="float" office:value="737" calcext:value-type="float">
            <text:p>737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988" calcext:value-type="float">
            <text:p>988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20:42:10.311824183</dc:date>
    <meta:editing-duration>PT5H55M24S</meta:editing-duration>
    <meta:editing-cycles>13</meta:editing-cycles>
    <meta:generator>LibreOffice/7.0.4.2$Linux_X86_64 LibreOffice_project/00$Build-2</meta:generator>
    <meta:document-statistic meta:table-count="1" meta:cell-count="1512" meta:object-count="0"/>
  </office:meta>
</office:document-meta>
</file>